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815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unti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 calcext:value-type="string">
            <text:p>NSGAI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olutionSize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2618462" calcext:value-type="float">
            <text:p>2618462</text:p>
          </table:table-cell>
          <table:table-cell table:style-name="ce4" table:formula="of:=1/([.B3]/[.$B$3])" office:value-type="float" office:value="1" calcext:value-type="float">
            <text:p>1.00</text:p>
          </table:table-cell>
          <table:table-cell table:style-name="ce3" office:value-type="float" office:value="10000" calcext:value-type="float">
            <text:p>10000</text:p>
          </table:table-cell>
          <table:table-cell table:style-name="Default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1_LR</text:p>
          </table:table-cell>
          <table:table-cell table:style-name="ce3" office:value-type="float" office:value="1512616" calcext:value-type="float">
            <text:p>1512616</text:p>
          </table:table-cell>
          <table:table-cell table:style-name="ce4" table:formula="of:=1/([.B4]/[.$B$3])" office:value-type="float" office:value="1.73108178149643" calcext:value-type="float">
            <text:p>1.73</text:p>
          </table:table-cell>
          <table:table-cell table:style-name="ce3"/>
          <table:table-cell table:style-name="ce4" office:value-type="string" calcext:value-type="string">
            <text:p>Last &amp; 0,5</text:p>
          </table:table-cell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1_MLP</text:p>
          </table:table-cell>
          <table:table-cell table:style-name="ce3" office:value-type="float" office:value="2353948" calcext:value-type="float">
            <text:p>2353948</text:p>
          </table:table-cell>
          <table:table-cell table:style-name="ce4" table:formula="of:=1/([.B5]/[.$B$3])" office:value-type="float" office:value="1.11237036672008" calcext:value-type="float">
            <text:p>1.11</text:p>
          </table:table-cell>
          <table:table-cell table:style-name="Default"/>
          <table:table-cell table:style-name="ce4" office:value-type="string" calcext:value-type="string">
            <text:p>Last &amp; 0,5</text:p>
          </table:table-cell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 office:value-type="float" office:value="1071447" calcext:value-type="float">
            <text:p>1071447</text:p>
          </table:table-cell>
          <table:table-cell table:style-name="ce4" table:formula="of:=1/([.B6]/[.$B$3])" office:value-type="float" office:value="2.44385583234635" calcext:value-type="float">
            <text:p>2.44</text:p>
          </table:table-cell>
          <table:table-cell table:style-name="ce3"/>
          <table:table-cell table:style-name="ce4"/>
          <table:table-cell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3</text:p>
          </table:table-cell>
          <table:table-cell table:style-name="ce3" office:value-type="float" office:value="2674852" calcext:value-type="float">
            <text:p>2674852</text:p>
          </table:table-cell>
          <table:table-cell table:style-name="ce4" table:formula="of:=1/([.B7]/[.$B$3])" office:value-type="float" office:value="0.978918459787682" calcext:value-type="float">
            <text:p>0.98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office:value-type="string" calcext:value-type="string">
            <text:p>EBEs_SM4</text:p>
          </table:table-cell>
          <table:table-cell office:value-type="float" office:value="316859" calcext:value-type="float">
            <text:p>316859</text:p>
          </table:table-cell>
          <table:table-cell table:style-name="ce4" table:formula="of:=1/([.B8]/[.$B$3])" office:value-type="float" office:value="8.26380819228742" calcext:value-type="float">
            <text:p>8.26</text:p>
          </table:table-cell>
          <table:table-cell table:number-columns-repeated="3"/>
          <table:table-cell table:style-name="ce3"/>
          <table:table-cell table:style-name="ce4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2627377" calcext:value-type="float">
            <text:p>2627377</text:p>
          </table:table-cell>
          <table:table-cell table:style-name="ce4" table:formula="of:=1/([.B12]/[.$B$12])" office:value-type="float" office:value="1" calcext:value-type="float">
            <text:p>1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style-name="ce3" office:value-type="float" office:value="1514541" calcext:value-type="float">
            <text:p>1514541</text:p>
          </table:table-cell>
          <table:table-cell table:style-name="ce4" table:formula="of:=1/([.B13]/[.$B$12])" office:value-type="float" office:value="1.73476782734835" calcext:value-type="float">
            <text:p>1.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M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N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/>
          <table:table-cell table:style-name="ce4" table:formula="of:=1/([.B20]/[.$B$12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1_M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BEs_SM2New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M .. Surrogate Meth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R .. Linear Regres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LP .. Multilayer Perceptron</text:p>
          </table:table-cell>
          <table:table-cell table:number-columns-repeated="102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volumes" table:style-name="ta1">
        <table:table-column table:style-name="co9" table:default-cell-style-name="ce5"/>
        <table:table-column table:style-name="co2" table:default-cell-style-name="ce5"/>
        <table:table-column table:style-name="co6" table:number-columns-repeated="1022" table:default-cell-style-name="ce5"/>
        <table:table-row table:style-name="ro1">
          <table:table-cell table:style-name="ce1" office:value-type="string" calcext:value-type="string">
            <text:p>NSGAII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0 Evaluations</text:p>
          </table:table-cell>
          <table:table-cell table:style-name="ce2" office:value-type="string" calcext:value-type="string">
            <text:p>20 Minut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office:value-type="float" office:value="0.88" calcext:value-type="float">
            <text:p>0.88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3" office:value-type="float" office:value="0.62" calcext:value-type="float">
            <text:p>0.62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office:value-type="float" office:value="0.63" calcext:value-type="float">
            <text:p>0.63</text:p>
          </table:table-cell>
          <table:table-cell office:value-type="float" office:value="0.56" calcext:value-type="float">
            <text:p>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3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 office:value-type="float" office:value="0.87" calcext:value-type="float">
            <text:p>0.87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Default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New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/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New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SM .. Surrogate Metho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LR .. Linear Regression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LP .. Multilayer Perceptron</text:p>
          </table:table-cell>
          <table:table-cell table:style-name="ce2" table:number-columns-repeated="2"/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 style:data-style-name="N2" text:time-value="18:20:06.300758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7-20T23:03:01.660565925</dc:date>
    <dc:creator>Matti </dc:creator>
    <meta:editing-duration>PT16H37M40S</meta:editing-duration>
    <meta:editing-cycles>67</meta:editing-cycles>
    <meta:generator>LibreOffice/4.2.6.3$Linux_X86_64 LibreOffice_project/420m0$Build-3</meta:generator>
    <meta:document-statistic meta:table-count="2" meta:cell-count="96" meta:object-count="0"/>
  </office:meta>
</office:document-meta>
</file>